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left"/>
    </style:style>
    <style:style style:name="Tabela3.A" style:family="table-column">
      <style:table-column-properties style:column-width="8.463cm"/>
    </style:style>
    <style:style style:name="Tabela3.B" style:family="table-column">
      <style:table-column-properties style:column-width="8.535cm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16.999cm"/>
    </style:style>
    <style:style style:name="Tabela5" style:family="table">
      <style:table-properties style:width="16.999cm" table:align="left"/>
    </style:style>
    <style:style style:name="Tabela5.A" style:family="table-column">
      <style:table-column-properties style:column-width="8.509cm"/>
    </style:style>
    <style:style style:name="Tabela5.B" style:family="table-column">
      <style:table-column-properties style:column-width="8.49cm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16.999cm"/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2.833cm" style:rel-column-width="10922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F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4.102cm" table:align="left"/>
    </style:style>
    <style:style style:name="Tabela1.A" style:family="table-column">
      <style:table-column-properties style:column-width="1.669cm"/>
    </style:style>
    <style:style style:name="Tabela1.G" style:family="table-column">
      <style:table-column-properties style:column-width="4.09cm"/>
    </style:style>
    <style:style style:name="Tabela1.1" style:family="table-row">
      <style:table-row-properties style:min-row-height="0.556cm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margin-top="0cm" fo:margin-bottom="0.499cm" fo:padding-left="0.178cm" fo:padding-right="0cm" fo:padding-top="0.178cm" fo:padding-bottom="0.178cm" fo:border-left="0.035cm solid #808080" fo:border-right="none" fo:border-top="0.035cm solid #808080" fo:border-bottom="0.035cm solid #808080"/>
    </style:style>
    <style:style style:name="P3" style:family="paragraph" style:parent-style-name="Table_20_Contents">
      <style:paragraph-properties fo:margin-top="0cm" fo:margin-bottom="0.499cm" fo:padding-left="0.178cm" fo:padding-right="0cm" fo:padding-top="0.178cm" fo:padding-bottom="0.178cm" fo:border-left="0.035cm solid #808080" fo:border-right="none" fo:border-top="0.035cm solid #808080" fo:border-bottom="0.035cm solid #808080"/>
      <style:text-properties fo:language="en" fo:country="US"/>
    </style:style>
    <style:style style:name="P4" style:family="paragraph" style:parent-style-name="Table_20_Contents">
      <style:paragraph-properties fo:margin-top="0cm" fo:margin-bottom="0.499cm" fo:padding="0.178cm" fo:border="0.035cm solid #808080"/>
    </style:style>
    <style:style style:name="P5" style:family="paragraph" style:parent-style-name="Table_20_Contents">
      <style:paragraph-properties fo:margin-top="0cm" fo:margin-bottom="0.499cm" fo:padding="0.178cm" fo:border="0.035cm solid #808080"/>
      <style:text-properties fo:language="en" fo:country="US"/>
    </style:style>
    <style:style style:name="P6" style:family="paragraph" style:parent-style-name="Table_20_Contents">
      <style:paragraph-properties fo:margin-top="0cm" fo:margin-bottom="0.499cm" fo:padding-left="0.178cm" fo:padding-right="0cm" fo:padding-top="0cm" fo:padding-bottom="0.178cm" fo:border-left="0.035cm solid #808080" fo:border-right="none" fo:border-top="none" fo:border-bottom="0.035cm solid #808080"/>
    </style:style>
    <style:style style:name="P7" style:family="paragraph" style:parent-style-name="Table_20_Contents">
      <style:paragraph-properties fo:margin-top="0cm" fo:margin-bottom="0.499cm" fo:padding-left="0.178cm" fo:padding-right="0cm" fo:padding-top="0cm" fo:padding-bottom="0.178cm" fo:border-left="0.035cm solid #808080" fo:border-right="none" fo:border-top="none" fo:border-bottom="0.035cm solid #808080"/>
      <style:text-properties fo:language="en" fo:country="US"/>
    </style:style>
    <style:style style:name="P8" style:family="paragraph" style:parent-style-name="Table_20_Contents">
      <style:paragraph-properties fo:margin-top="0cm" fo:margin-bottom="0.499cm" fo:padding-left="0.178cm" fo:padding-right="0.178cm" fo:padding-top="0cm" fo:padding-bottom="0.178cm" fo:border-left="0.035cm solid #808080" fo:border-right="0.035cm solid #808080" fo:border-top="none" fo:border-bottom="0.035cm solid #808080"/>
    </style:style>
    <style:style style:name="P9" style:family="paragraph" style:parent-style-name="Table_20_Contents">
      <style:paragraph-properties fo:margin-top="0cm" fo:margin-bottom="0.499cm" fo:padding-left="0.178cm" fo:padding-right="0.178cm" fo:padding-top="0cm" fo:padding-bottom="0.178cm" fo:border-left="0.035cm solid #808080" fo:border-right="0.035cm solid #808080" fo:border-top="none" fo:border-bottom="0.035cm solid #808080"/>
      <style:text-properties fo:language="en" fo:country="US"/>
    </style:style>
    <style:style style:name="P10" style:family="paragraph">
      <style:text-properties fo:language="en" fo:country="US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499cm"/>
    </style:style>
    <style:style style:name="P14" style:family="paragraph" style:parent-style-name="Text_20_body">
      <style:paragraph-properties fo:margin-top="0cm" fo:margin-bottom="0.499cm"/>
      <style:text-properties fo:language="en" fo:country="US"/>
    </style:style>
    <style:style style:name="P15" style:family="paragraph" style:parent-style-name="Text_20_body">
      <style:paragraph-properties fo:margin-top="0cm" fo:margin-bottom="0.499cm"/>
      <style:text-properties fo:language="en" fo:country="US" fo:font-weight="bold"/>
    </style:style>
    <style:style style:name="P16" style:family="paragraph" style:parent-style-name="Text_20_body">
      <style:paragraph-properties fo:margin-left="1.247cm" fo:margin-right="0cm" fo:text-indent="-0.499cm" style:auto-text-indent="false"/>
    </style:style>
    <style:style style:name="P17" style:family="paragraph" style:parent-style-name="Text_20_body">
      <style:paragraph-properties fo:margin-left="1.247cm" fo:margin-right="0cm" fo:margin-top="0cm" fo:margin-bottom="0.499cm" fo:text-indent="-0.499cm" style:auto-text-indent="false"/>
    </style:style>
    <style:style style:name="P18" style:family="paragraph" style:parent-style-name="Text_20_body">
      <style:paragraph-properties fo:margin-left="2.494cm" fo:margin-right="0cm" fo:text-indent="-0.499cm" style:auto-text-indent="false"/>
    </style:style>
    <style:style style:name="P19" style:family="paragraph" style:parent-style-name="Text_20_body">
      <style:paragraph-properties fo:margin-left="3.741cm" fo:margin-right="0cm" fo:text-indent="-0.499cm" style:auto-text-indent="false"/>
    </style:style>
    <style:style style:name="P20" style:family="paragraph" style:parent-style-name="Text_20_body">
      <style:paragraph-properties fo:margin-left="0.152cm" fo:margin-right="0.152cm" fo:margin-top="0cm" fo:margin-bottom="0cm" fo:text-indent="0cm" style:auto-text-indent="false"/>
    </style:style>
    <style:style style:name="P21" style:family="paragraph" style:parent-style-name="Text_20_body">
      <style:paragraph-properties fo:break-before="page"/>
    </style:style>
    <style:style style:name="P22" style:family="paragraph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style:font-name="Times New Roman1" fo:language="en" fo:country="US"/>
    </style:style>
    <style:style style:name="T4" style:family="text">
      <style:text-properties style:font-name="Times New Roman1" fo:language="en" fo:country="US" fo:font-weight="bold"/>
    </style:style>
    <style:style style:name="T5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oir3"/><text:span text:style-name="T2">Universidade de Brasília</text:span> </text:p>
      <text:p text:style-name="Text_20_body"><text:bookmark text:name="oir30"/><text:span text:style-name="T2">Faculdade de Comunicação</text:span> </text:p>
      <text:p text:style-name="Text_20_body"/>
      <text:p text:style-name="Text_20_body"><text:bookmark text:name="oir31"/><text:span text:style-name="T2">Orientadora: Professora M</text:span><text:span text:style-name="T4">á</text:span><text:span text:style-name="T2">rcia Marques</text:span> </text:p>
      <text:p text:style-name="Text_20_body"/>
      <text:p text:style-name="Text_20_body"><text:bookmark text:name="oir32"/><text:span text:style-name="T2">Sistema de Controle Patrimonial</text:span> </text:p>
      <text:p text:style-name="P11">Contato: </text:p>
      <text:p text:style-name="P14"><text:bookmark text:name="ck9-1"/>Érico Hoff Pires </text:p>
      <text:p text:style-name="P11"><text:bookmark text:name="ck9-3"/>3307-2464/2461 </text:p>
      <text:p text:style-name="P11"><text:bookmark text:name="ck9-5"/>Técnica da Faculdade de Comunicação (FAC) </text:p>
      <text:p text:style-name="Text_20_body"/>
      <text:p text:style-name="Text_20_body"><text:bookmark text:name="oir33"/><text:span text:style-name="T2">Objetivo</text:span> </text:p>
      <text:p text:style-name="P11">Desenvolver um sistema informatizado para a Faculdade de Comunicação destinado a auxiliar no controle de reserva e emprestimos de equipamentos... tanto para uso dos professores em sala de aula, quanto para serem retirados pelos alunos; Reserva de laboratórios; Geração de estatísticas e relatórios de uso; </text:p>
      <text:p text:style-name="Text_20_body"/>
      <text:p text:style-name="Text_20_body"><text:bookmark text:name="qatk"/><text:span text:style-name="T2">Metodologia</text:span> </text:p>
      <text:p text:style-name="P11">Para o desenvolvimento desse sistema serão utilizadas a linguagem de programação PHP, conjuntamente com o framework CakePHP. A tecnologia de banco de dados sera o MySQL. ... </text:p>
      <text:p text:style-name="Text_20_body"/>
      <text:p text:style-name="Text_20_body"><text:bookmark text:name="w7wo"/><text:span text:style-name="T2">Requisitos</text:span> </text:p>
      <text:p text:style-name="Text_20_body"/>
      <text:p text:style-name="Text_20_body"><text:bookmark text:name="oir34"/><text:span text:style-name="T2">1 </text:span>– <text:span text:style-name="T2">Cadastro</text:span> </text:p>
      <text:p text:style-name="Text_20_body"/>
      <text:p text:style-name="Text_20_body"><text:bookmark text:name="oir36"/><text:span text:style-name="T2">1.1 </text:span>– <text:span text:style-name="T2">Cadastros de usu</text:span><text:span text:style-name="T4">á</text:span><text:span text:style-name="T2">rios</text:span> </text:p>
      <text:p text:style-name="P11">Os usuários do sistema são alunos, professores e funcionários da UnB. </text:p>
      <text:p text:style-name="Text_20_body"><text:s/></text:p>
      <text:p text:style-name="Text_20_body"><text:span text:style-name="T1">Os dados a serem armazenados no cadastro de usu</text:span><text:span text:style-name="T3">á</text:span><text:span text:style-name="T1">rio s</text:span><text:span text:style-name="T3">ã</text:span><text:span text:style-name="T1">o: </text:span></text:p>
      <text:p text:style-name="P16">•<text:span text:style-name="T5"> </text:span><text:span text:style-name="T1">id </text:span></text:p>
      <text:p text:style-name="P16">•<text:span text:style-name="T5"> </text:span><text:span text:style-name="T1">matrícula/registro: string </text:span></text:p>
      <text:p text:style-name="P16">•<text:span text:style-name="T5"> </text:span><text:span text:style-name="T1">nome </text:span></text:p>
      <text:p text:style-name="P16">•<text:span text:style-name="T5"> </text:span><text:span text:style-name="T1">rg </text:span></text:p>
      <text:p text:style-name="P16">•<text:span text:style-name="T5"> </text:span><text:span text:style-name="T1">endereço </text:span></text:p>
      <text:p text:style-name="P16">•<text:span text:style-name="T5"> </text:span><text:span text:style-name="T1">telefone residencial </text:span></text:p>
      <text:p text:style-name="P16">•<text:span text:style-name="T5"> </text:span><text:span text:style-name="T1">telefone celular </text:span></text:p>
      <text:p text:style-name="P16">•<text:span text:style-name="T5"> </text:span><text:span text:style-name="T1">email </text:span></text:p>
      <text:p text:style-name="P16"><text:soft-page-break/>•<text:span text:style-name="T5"> </text:span><text:span text:style-name="T1">email2 </text:span></text:p>
      <text:p text:style-name="P17">•<text:span text:style-name="T5"> </text:span></text:p>
      <text:p text:style-name="Text_20_body"><text:s/></text:p>
      <text:p text:style-name="Text_20_body"><text:bookmark text:name="cgk6"/><text:span text:style-name="T2">1.2 </text:span>– <text:span text:style-name="T2">Equipamentos</text:span> </text:p>
      <text:p text:style-name="P11">Os dados a serem armazenados no cadastro de equipamentos são: </text:p>
      <text:p text:style-name="P16">•<text:span text:style-name="T5"> </text:span><text:span text:style-name="T1">nro. patrimônio </text:span></text:p>
      <text:p text:style-name="P16">•<text:span text:style-name="T5"> </text:span><text:span text:style-name="T1">nome </text:span></text:p>
      <text:p text:style-name="P16">•<text:span text:style-name="T5"> </text:span><text:span text:style-name="T1">tipo </text:span></text:p>
      <text:p text:style-name="P18"><text:bookmark text:name="d99x"/>•<text:span text:style-name="T5"> </text:span><text:span text:style-name="T1">ver 1.3 </text:span></text:p>
      <text:p text:style-name="P16">•<text:span text:style-name="T5"> </text:span><text:span text:style-name="T1">características tecnicas </text:span></text:p>
      <text:p text:style-name="P16">•<text:span text:style-name="T5"> </text:span><text:span text:style-name="T1">marca </text:span></text:p>
      <text:p text:style-name="P16">•<text:span text:style-name="T5"> </text:span><text:span text:style-name="T1">modelo </text:span></text:p>
      <text:p text:style-name="P16">•<text:span text:style-name="T5"> </text:span><text:span text:style-name="T1">etc... </text:span></text:p>
      <text:p text:style-name="P18">•<text:span text:style-name="T5"> </text:span></text:p>
      <text:p text:style-name="P16">•<text:span text:style-name="T5"> </text:span><text:span text:style-name="T1">acessórios </text:span></text:p>
      <text:p text:style-name="P16">•<text:span text:style-name="T5"> </text:span><text:span text:style-name="T1">carregador de bateria </text:span></text:p>
      <text:p text:style-name="P16">•<text:span text:style-name="T5"> </text:span><text:span text:style-name="T1">bateria </text:span></text:p>
      <text:p text:style-name="P16">•<text:span text:style-name="T5"> </text:span><text:span text:style-name="T1">microfone </text:span></text:p>
      <text:p text:style-name="P16">•<text:span text:style-name="T5"> </text:span><text:span text:style-name="T1">cabo de microfone </text:span></text:p>
      <text:p text:style-name="P18">•<text:span text:style-name="T5"> </text:span></text:p>
      <text:p text:style-name="P16">•<text:span text:style-name="T5"> </text:span><text:span text:style-name="T1">prazo de uso </text:span></text:p>
      <text:p text:style-name="P17">•<text:span text:style-name="T5"> </text:span></text:p>
      <text:p text:style-name="Text_20_body"><text:s/></text:p>
      <text:p text:style-name="Text_20_body"/>
      <text:p text:style-name="Text_20_body"><text:span text:style-name="T2">1.3 </text:span>– <text:span text:style-name="T2">Grupos de Equipamentos</text:span> </text:p>
      <text:p text:style-name="P16">•<text:span text:style-name="T5"> </text:span><text:span text:style-name="T1">id </text:span></text:p>
      <text:p text:style-name="P16">•<text:span text:style-name="T5"> </text:span><text:span text:style-name="T1">saida? </text:span></text:p>
      <text:p text:style-name="P16">•<text:span text:style-name="T5"> </text:span><text:span text:style-name="T1">tipo </text:span></text:p>
      <text:p text:style-name="P16">•<text:span text:style-name="T5"> </text:span><text:span text:style-name="T1">camera filmadora </text:span></text:p>
      <text:p text:style-name="P16">•<text:span text:style-name="T5"> </text:span><text:span text:style-name="T1">camera fotografica </text:span></text:p>
      <text:p text:style-name="P16">•<text:span text:style-name="T5"> </text:span><text:span text:style-name="T1">tripe de camera fotografica </text:span></text:p>
      <text:p text:style-name="P16">•<text:span text:style-name="T5"> </text:span><text:span text:style-name="T1">tripe de camera filmadora monitor </text:span></text:p>
      <text:p text:style-name="P16">•<text:span text:style-name="T5"> </text:span><text:span text:style-name="T1">equipamento de sala </text:span></text:p>
      <text:p text:style-name="P16">•<text:span text:style-name="T5"> </text:span><text:span text:style-name="T1">torre: televisores/dvd/video </text:span></text:p>
      <text:p text:style-name="P16">•<text:span text:style-name="T5"> </text:span><text:span text:style-name="T1">datashow </text:span></text:p>
      <text:p text:style-name="P16">•<text:span text:style-name="T5"> </text:span><text:span text:style-name="T1">computadores </text:span></text:p>
      <text:p text:style-name="P16"><text:soft-page-break/>•<text:span text:style-name="T5"> </text:span><text:span text:style-name="T1">computador/datashow </text:span></text:p>
      <text:p text:style-name="P19">•<text:span text:style-name="T5"> </text:span></text:p>
      <text:p text:style-name="P16">•<text:span text:style-name="T5"> </text:span><text:span text:style-name="T1">usuários/autorização </text:span></text:p>
      <text:p text:style-name="P17">•<text:span text:style-name="T5"> </text:span></text:p>
      <text:p text:style-name="Text_20_body"><text:s/></text:p>
      <text:p text:style-name="Text_20_body"><text:span text:style-name="T2">1.4 </text:span>– <text:span text:style-name="T2">Salas</text:span> </text:p>
      <text:p text:style-name="P11">Estúdio A/B; Auditório; </text:p>
      <text:p text:style-name="Text_20_body"><text:s/></text:p>
      <text:p text:style-name="Text_20_body"><text:span text:style-name="T1">Os dados a serem armazenados no cadastro de salas s</text:span><text:span text:style-name="T3">ã</text:span><text:span text:style-name="T1">o: </text:span></text:p>
      <text:p text:style-name="P16">•<text:span text:style-name="T5"> </text:span><text:span text:style-name="T1">id </text:span></text:p>
      <text:p text:style-name="P16">•<text:span text:style-name="T5"> </text:span><text:span text:style-name="T1">sala_nro </text:span></text:p>
      <text:p text:style-name="P17">•<text:span text:style-name="T5"> </text:span><text:span text:style-name="T1">horários de uso </text:span></text:p>
      <text:p text:style-name="Text_20_body"><text:s/></text:p>
      <text:p text:style-name="Text_20_body"><text:span text:style-name="T2">1.5 - Edi</text:span><text:span text:style-name="T4">çã</text:span><text:span text:style-name="T2">o</text:span> </text:p>
      <text:p text:style-name="P11">Salas </text:p>
      <text:p text:style-name="Text_20_body"/>
      <text:p text:style-name="Text_20_body"><text:span text:style-name="T2">2 </text:span>– <text:span text:style-name="T2">Emprestimos/Reserva de Equipamentos</text:span> </text:p>
      <text:p text:style-name="Text_20_body"/>
      <text:p text:style-name="Text_20_body"><text:span text:style-name="T2">2.1 </text:span>– <text:span text:style-name="T2">Reserva de equipamentos</text:span> </text:p>
      <text:p text:style-name="P11">Os equipamentos podem ser para uso em sala e retirados pelo professores mediante autorização de professores. </text:p>
      <text:p text:style-name="P16">•<text:span text:style-name="T5"> </text:span></text:p>
      <text:p text:style-name="P16">•<text:span text:style-name="T5"> </text:span><text:span text:style-name="T1">id </text:span></text:p>
      <text:p text:style-name="P16">•<text:span text:style-name="T5"> </text:span><text:span text:style-name="T1">data/hora_requisição </text:span></text:p>
      <text:p text:style-name="P16">•<text:span text:style-name="T5"> </text:span><text:span text:style-name="T1">data/hora_de_reserva </text:span></text:p>
      <text:p text:style-name="P16">•<text:span text:style-name="T5"> </text:span><text:span text:style-name="T1">data/hora_retirada_efetiva </text:span></text:p>
      <text:p text:style-name="P16">•<text:span text:style-name="T5"> </text:span><text:span text:style-name="T1">data/hora_de_devolução </text:span></text:p>
      <text:p text:style-name="P16">•<text:span text:style-name="T5"> </text:span><text:span text:style-name="T1">data_autorização </text:span></text:p>
      <text:p text:style-name="P16">•<text:span text:style-name="T5"> </text:span><text:span text:style-name="T1">professor_autorizador </text:span></text:p>
      <text:p text:style-name="P16">•<text:span text:style-name="T5"> </text:span><text:span text:style-name="T1">requerente </text:span></text:p>
      <text:p text:style-name="P16">•<text:span text:style-name="T5"> </text:span><text:span text:style-name="T1">uso em sala </text:span></text:p>
      <text:p text:style-name="P17">•<text:span text:style-name="T5"> </text:span></text:p>
      <text:p text:style-name="Text_20_body"><text:s/></text:p>
      <text:p text:style-name="Text_20_body"><text:span text:style-name="T2">3 - Consultas</text:span> </text:p>
      <text:p text:style-name="Text_20_body"><text:s/></text:p>
      <text:p text:style-name="P13"><text:span text:style-name="T2">3.1 </text:span>– <text:span text:style-name="T2">Sobre equipamento </text:span></text:p>
      <text:p text:style-name="P14"><text:soft-page-break/>- Com defeito; </text:p>
      <text:p text:style-name="P11">- Todos os equipamentos de um certo modelo; </text:p>
      <text:p text:style-name="P11">- Equipamentos retirados; </text:p>
      <text:p text:style-name="P11">- Nome do equipamento; </text:p>
      <text:p text:style-name="P11">- Período de retirada (data); </text:p>
      <text:p text:style-name="P11">- Nome do aluno que estiver com o equipamento. </text:p>
      <text:p text:style-name="P15">3.2 – Sobre alunos </text:p>
      <text:p text:style-name="P14">- Qual equipamento está com ele; </text:p>
      <text:p text:style-name="P11">- Todos os alunos; </text:p>
      <text:p text:style-name="P11">- Alunos com pendências; </text:p>
      <text:p text:style-name="P11">- Aluno com nome X; </text:p>
      <text:p text:style-name="P11">- Quantidade de retiradas que o aluno X fez; </text:p>
      <text:p text:style-name="P11">- Professor que autorizou a retirada do equipamento; </text:p>
      <text:p text:style-name="P11">- Aluno que reservou e não retirou o equipamento </text:p>
      <text:p text:style-name="Text_20_body"/>
      <text:p text:style-name="P13"><text:span text:style-name="T2">3.3 </text:span>– <text:span text:style-name="T2">Por equipamentos </text:span></text:p>
      <text:p text:style-name="P14">- Patrimônio; </text:p>
      <text:p text:style-name="P11">- Defeito; </text:p>
      <text:p text:style-name="P11">- Deve mostrar a quantidade em estoque e a quantidade emprestada; </text:p>
      <text:p text:style-name="P11">- Nome do equipamento, </text:p>
      <text:p text:style-name="P15">3.4 – Por aluno </text:p>
      <text:p text:style-name="P14">- Aluno com equipamento; </text:p>
      <text:p text:style-name="P11">- Aluno com pendências; </text:p>
      <text:p text:style-name="P11">- Matrícula do aluno </text:p>
      <text:p text:style-name="P11">- Nome do aluno, </text:p>
      <text:p text:style-name="Text_20_body"/>
      <text:p text:style-name="P21"><text:span text:style-name="T2">4 </text:span>– <text:span text:style-name="T2">Quadro para controle dos equipamentos (c</text:span><text:span text:style-name="T4">â</text:span><text:span text:style-name="T2">mera de v</text:span><text:span text:style-name="T4">í</text:span><text:span text:style-name="T2">deo, foto, etc). </text:span></text:p>
      <table:table table:name="Tabela7" table:style-name="Tabela7">
        <table:table-column table:style-name="Tabela7.A" table:number-columns-repeated="6"/>
        <table:table-row>
          <table:table-cell table:style-name="Tabela7.A1" office:value-type="string">
            <text:p text:style-name="Table_20_Contents"><text:span text:style-name="T1">Deve existir um quadro com as datas, dias da semana e equipamento como exemplificado abaixo: </text:span></text:p>
            <text:p text:style-name="Table_20_Contents"><text:span text:style-name="T1">02/06/08</text:span></text:p>
          </table:table-cell>
          <table:table-cell table:style-name="Tabela7.A1" office:value-type="string">
            <text:p text:style-name="Table_20_Contents">03/06/08</text:p>
          </table:table-cell>
          <table:table-cell table:style-name="Tabela7.A1" office:value-type="string">
            <text:p text:style-name="Table_20_Contents">04/06/09</text:p>
          </table:table-cell>
          <table:table-cell table:style-name="Tabela7.A1" office:value-type="string">
            <text:p text:style-name="Table_20_Contents">05/06/08</text:p>
          </table:table-cell>
          <table:table-cell table:style-name="Tabela7.A1" office:value-type="string">
            <text:p text:style-name="Table_20_Contents">06/06/08</text:p>
          </table:table-cell>
          <table:table-cell table:style-name="Tabela7.F1" office:value-type="string">
            <text:p text:style-name="Table_20_Contents">07/06/08</text:p>
          </table:table-cell>
        </table:table-row>
        <table:table-row>
          <table:table-cell table:style-name="Tabela7.A2" office:value-type="string">
            <text:p text:style-name="Table_20_Contents">SEG</text:p>
          </table:table-cell>
          <table:table-cell table:style-name="Tabela7.A2" office:value-type="string">
            <text:p text:style-name="Table_20_Contents">TER</text:p>
          </table:table-cell>
          <table:table-cell table:style-name="Tabela7.A2" office:value-type="string">
            <text:p text:style-name="Table_20_Contents">QUA</text:p>
          </table:table-cell>
          <table:table-cell table:style-name="Tabela7.A2" office:value-type="string">
            <text:p text:style-name="Table_20_Contents">QUI</text:p>
          </table:table-cell>
          <table:table-cell table:style-name="Tabela7.A2" office:value-type="string">
            <text:p text:style-name="Table_20_Contents">SEX</text:p>
          </table:table-cell>
          <table:table-cell table:style-name="Tabela7.F2" office:value-type="string">
            <text:p text:style-name="Table_20_Contents">SAB</text:p>
          </table:table-cell>
        </table:table-row>
        <table:table-row>
          <table:table-cell table:style-name="Tabela7.A2" office:value-type="string">
            <text:p text:style-name="Table_20_Contents">PD150</text:p>
          </table:table-cell>
          <table:table-cell table:style-name="Tabela7.A2" office:value-type="string">
            <text:p text:style-name="Table_20_Contents">X</text:p>
          </table:table-cell>
          <table:table-cell table:style-name="Tabela7.A2" office:value-type="string">
            <text:p text:style-name="Table_20_Contents">X</text:p>
          </table:table-cell>
          <table:table-cell table:style-name="Tabela7.A2" office:value-type="string">
            <text:p text:style-name="Table_20_Contents">X</text:p>
          </table:table-cell>
          <table:table-cell table:style-name="Tabela7.A2" office:value-type="string">
            <text:p text:style-name="Table_20_Contents">O</text:p>
          </table:table-cell>
          <table:table-cell table:style-name="Tabela7.F2" office:value-type="string">
            <text:p text:style-name="Table_20_Contents">O</text:p>
          </table:table-cell>
        </table:table-row>
        <table:table-row>
          <table:table-cell table:style-name="Tabela7.A2" office:value-type="string">
            <text:p text:style-name="Table_20_Contents">PD150</text:p>
          </table:table-cell>
          <table:table-cell table:style-name="Tabela7.A2" office:value-type="string">
            <text:p text:style-name="Table_20_Contents">O</text:p>
          </table:table-cell>
          <table:table-cell table:style-name="Tabela7.A2" office:value-type="string">
            <text:p text:style-name="Table_20_Contents">O</text:p>
          </table:table-cell>
          <table:table-cell table:style-name="Tabela7.A2" office:value-type="string">
            <text:p text:style-name="Table_20_Contents">O</text:p>
          </table:table-cell>
          <table:table-cell table:style-name="Tabela7.A2" office:value-type="string">
            <text:p text:style-name="Table_20_Contents">O</text:p>
          </table:table-cell>
          <table:table-cell table:style-name="Tabela7.F2" office:value-type="string">
            <text:p text:style-name="Table_20_Contents">O</text:p>
          </table:table-cell>
        </table:table-row>
        <table:table-row>
          <table:table-cell table:style-name="Tabela7.A2" office:value-type="string">
            <text:p text:style-name="Table_20_Contents">PD150</text:p>
          </table:table-cell>
          <table:table-cell table:style-name="Tabela7.A2" office:value-type="string">
            <text:p text:style-name="Table_20_Contents">O</text:p>
          </table:table-cell>
          <table:table-cell table:style-name="Tabela7.A2" office:value-type="string">
            <text:p text:style-name="Table_20_Contents">O</text:p>
          </table:table-cell>
          <table:table-cell table:style-name="Tabela7.A2" office:value-type="string">
            <text:p text:style-name="Table_20_Contents">X</text:p>
          </table:table-cell>
          <table:table-cell table:style-name="Tabela7.A2" office:value-type="string">
            <text:p text:style-name="Table_20_Contents">X</text:p>
          </table:table-cell>
          <table:table-cell table:style-name="Tabela7.F2" office:value-type="string">
            <text:p text:style-name="Table_20_Contents">X</text:p>
          </table:table-cell>
        </table:table-row>
      </table:table>
      <text:p text:style-name="P20"/>
      <text:p text:style-name="P20"/>
      <text:p text:style-name="Text_20_body"><text:span text:style-name="T1">Os X</text:span>’<text:span text:style-name="T1">s representam os equipamentos reservados e os O</text:span>’<text:span text:style-name="T1">s equipamentos dispon</text:span><text:span text:style-name="T3">í</text:span><text:span text:style-name="T1">veis nos dias referidos. A quantidade de equipamentos </text:span><text:span text:style-name="T3">é</text:span> <text:span text:style-name="T1">maior e pode variar, ent</text:span><text:span text:style-name="T3">ã</text:span><text:span text:style-name="T1">o, se poss</text:span><text:span text:style-name="T3">í</text:span><text:span text:style-name="T1">vel, ter um recurso para inser</text:span><text:span text:style-name="T3">çã</text:span><text:span text:style-name="T1">o de novo equipamento na tabela. </text:span></text:p>
      <text:p text:style-name="P14"><text:bookmark text:name="wn4p4"/>Este quadro é acessível somente via software, não será acessado pela internet. </text:p>
      <text:p text:style-name="P15"><text:bookmark text:name="wn4p6"/>5 – O Site de reserva de equipamentos para uso em sala </text:p>
      <text:p text:style-name="P14">Será acessado por professores por meio de login e senha. Deve existir um quadro de controle parecido com o mostrado acima: </text:p>
      <table:table table:name="Tabela1" table:style-name="Tabela1">
        <table:table-column table:style-name="Tabela1.A" table:number-columns-repeated="6"/>
        <table:table-column table:style-name="Tabela1.G"/>
        <table:table-row table:style-name="Tabela1.1">
          <table:table-cell office:value-type="string">
            <text:p text:style-name="P1"><text:bookmark text:name="wn4p42"/></text:p>
          </table:table-cell>
          <table:table-cell office:value-type="string">
            <text:p text:style-name="P1"><text:bookmark text:name="wn4p14"/>02/06/08 </text:p>
          </table:table-cell>
          <table:table-cell office:value-type="string">
            <text:p text:style-name="P1"><text:bookmark text:name="wn4p17"/>03/06/08 <text:bookmark text:name="wn4p181"/></text:p>
          </table:table-cell>
          <table:table-cell office:value-type="string">
            <text:p text:style-name="P1"><text:bookmark text:name="wn4p19"/>04/06/09 <text:bookmark text:name="wn4p201"/></text:p>
          </table:table-cell>
          <table:table-cell office:value-type="string">
            <text:p text:style-name="P1"><text:bookmark text:name="wn4p21"/>05/06/08 <text:bookmark text:name="wn4p221"/></text:p>
          </table:table-cell>
          <table:table-cell office:value-type="string">
            <text:p text:style-name="P1"><text:bookmark text:name="wn4p23"/>06/06/08 <text:bookmark text:name="wn4p241"/></text:p>
          </table:table-cell>
          <table:table-cell office:value-type="string">
            <text:p text:style-name="P1"><text:bookmark text:name="wn4p25"/>07/06/08 <text:bookmark text:name="wn4p261"/></text:p>
          </table:table-cell>
        </table:table-row>
        <table:table-row table:style-name="Tabela1.1">
          <table:table-cell office:value-type="string">
            <text:p text:style-name="P1"><text:bookmark text:name="wn4p57"/></text:p>
          </table:table-cell>
          <table:table-cell office:value-type="string">
            <text:p text:style-name="P1"><text:bookmark text:name="wn4p28"/>SEG <text:bookmark text:name="wn4p2911"/></text:p>
          </table:table-cell>
          <table:table-cell office:value-type="string">
            <text:p text:style-name="P1"><text:bookmark text:name="wn4p30"/>TER <text:bookmark text:name="wn4p311"/></text:p>
          </table:table-cell>
          <table:table-cell office:value-type="string">
            <text:p text:style-name="P1"><text:bookmark text:name="wn4p32"/>QUA <text:bookmark text:name="wn4p331"/></text:p>
          </table:table-cell>
          <table:table-cell office:value-type="string">
            <text:p text:style-name="P1"><text:bookmark text:name="wn4p34"/>QUI <text:bookmark text:name="wn4p351"/></text:p>
          </table:table-cell>
          <table:table-cell office:value-type="string">
            <text:p text:style-name="P1"><text:bookmark text:name="wn4p36"/>SEX <text:bookmark text:name="wn4p371"/></text:p>
          </table:table-cell>
          <table:table-cell office:value-type="string">
            <text:p text:style-name="P1"><text:bookmark text:name="wn4p38"/>SAB <text:bookmark text:name="wn4p391"/></text:p>
          </table:table-cell>
        </table:table-row>
        <table:table-row table:style-name="Tabela1.1">
          <table:table-cell office:value-type="string">
            <text:p text:style-name="P1"><text:bookmark text:name="wn4p41"/>TV+DVD <text:bookmark text:name="wn4p421"/></text:p>
          </table:table-cell>
          <table:table-cell office:value-type="string">
            <text:p text:style-name="P1"><text:bookmark text:name="wn4p43"/>X <text:bookmark text:name="wn4p441"/></text:p>
          </table:table-cell>
          <table:table-cell office:value-type="string">
            <text:p text:style-name="P1"><text:bookmark text:name="wn4p45"/>X <text:bookmark text:name="wn4p461"/></text:p>
          </table:table-cell>
          <table:table-cell office:value-type="string">
            <text:p text:style-name="P1"><text:bookmark text:name="wn4p47"/>X <text:bookmark text:name="wn4p481"/></text:p>
          </table:table-cell>
          <table:table-cell office:value-type="string">
            <text:p text:style-name="P1"><text:bookmark text:name="wn4p49"/>O <text:bookmark text:name="wn4p501"/></text:p>
          </table:table-cell>
          <table:table-cell office:value-type="string">
            <text:p text:style-name="P1"><text:bookmark text:name="wn4p51"/>O <text:bookmark text:name="wn4p521"/></text:p>
          </table:table-cell>
          <table:table-cell office:value-type="string">
            <text:p text:style-name="P1"><text:bookmark text:name="wn4p53"/>O <text:bookmark text:name="wn4p541"/></text:p>
          </table:table-cell>
        </table:table-row>
        <table:table-row table:style-name="Tabela1.1">
          <table:table-cell office:value-type="string">
            <text:p text:style-name="P1"><text:bookmark text:name="wn4p56"/>TV+DVD <text:bookmark text:name="wn4p571"/></text:p>
          </table:table-cell>
          <table:table-cell office:value-type="string">
            <text:p text:style-name="P1"><text:bookmark text:name="wn4p58"/>O <text:bookmark text:name="wn4p591"/></text:p>
          </table:table-cell>
          <table:table-cell office:value-type="string">
            <text:p text:style-name="P1"><text:bookmark text:name="wn4p60"/>O <text:bookmark text:name="wn4p611"/></text:p>
          </table:table-cell>
          <table:table-cell office:value-type="string">
            <text:p text:style-name="P1"><text:bookmark text:name="wn4p62"/>O <text:bookmark text:name="wn4p631"/></text:p>
          </table:table-cell>
          <table:table-cell office:value-type="string">
            <text:p text:style-name="P1"><text:bookmark text:name="wn4p64"/>O <text:bookmark text:name="wn4p651"/></text:p>
          </table:table-cell>
          <table:table-cell office:value-type="string">
            <text:p text:style-name="P1"><text:bookmark text:name="wn4p66"/>O <text:bookmark text:name="wn4p671"/></text:p>
          </table:table-cell>
          <table:table-cell office:value-type="string">
            <text:p text:style-name="P1"><text:bookmark text:name="wn4p68"/>O <text:bookmark text:name="wn4p691"/></text:p>
          </table:table-cell>
        </table:table-row>
        <table:table-row table:style-name="Tabela1.1">
          <table:table-cell office:value-type="string">
            <text:p text:style-name="P1"><text:bookmark text:name="wn4p71"/>DTSHOW <text:bookmark text:name="wn4p72"/></text:p>
          </table:table-cell>
          <table:table-cell office:value-type="string">
            <text:p text:style-name="P1"><text:bookmark text:name="wn4p73"/>O <text:bookmark text:name="wn4p74"/></text:p>
          </table:table-cell>
          <table:table-cell office:value-type="string">
            <text:p text:style-name="P1"><text:bookmark text:name="wn4p75"/>O <text:bookmark text:name="wn4p76"/></text:p>
          </table:table-cell>
          <table:table-cell office:value-type="string">
            <text:p text:style-name="P1"><text:bookmark text:name="wn4p77"/>X <text:bookmark text:name="wn4p78"/></text:p>
          </table:table-cell>
          <table:table-cell office:value-type="string">
            <text:p text:style-name="P1"><text:bookmark text:name="wn4p79"/>X <text:bookmark text:name="wn4p80"/></text:p>
          </table:table-cell>
          <table:table-cell office:value-type="string">
            <text:p text:style-name="P1"><text:bookmark text:name="wn4p81"/>X <text:bookmark text:name="wn4p82"/></text:p>
          </table:table-cell>
          <table:table-cell office:value-type="string">
            <text:p text:style-name="P1"><text:bookmark text:name="wn4p83"/>X <text:bookmark text:name="wn4p84"/></text:p>
          </table:table-cell>
        </table:table-row>
        <table:table-row table:style-name="Tabela1.1">
          <table:table-cell office:value-type="string">
            <text:p text:style-name="P1"><text:bookmark text:name="wn4p86"/>DTSHOW <text:bookmark text:name="wn4p87"/></text:p>
          </table:table-cell>
          <table:table-cell office:value-type="string">
            <text:p text:style-name="P1"><text:bookmark text:name="wn4p88"/>X <text:bookmark text:name="wn4p89"/></text:p>
          </table:table-cell>
          <table:table-cell office:value-type="string">
            <text:p text:style-name="P1"><text:bookmark text:name="wn4p90"/>X <text:bookmark text:name="wn4p91"/></text:p>
          </table:table-cell>
          <table:table-cell office:value-type="string">
            <text:p text:style-name="P1"><text:bookmark text:name="wn4p92"/>X <text:bookmark text:name="wn4p93"/></text:p>
          </table:table-cell>
          <table:table-cell office:value-type="string">
            <text:p text:style-name="P1"><text:bookmark text:name="wn4p94"/>O <text:bookmark text:name="wn4p95"/></text:p>
          </table:table-cell>
          <table:table-cell office:value-type="string">
            <text:p text:style-name="P1"><text:bookmark text:name="wn4p96"/>O <text:bookmark text:name="wn4p97"/></text:p>
          </table:table-cell>
          <table:table-cell office:value-type="string">
            <text:p text:style-name="P1"><text:bookmark text:name="wn4p98"/>- </text:p>
          </table:table-cell>
        </table:table-row>
      </table:table>
      <text:p text:style-name="Text_20_body"/>
      <text:p text:style-name="Text_20_body"/>
      <text:p text:style-name="P14"><text:bookmark text:name="a9ok0"/>A tabela acima é um exemplo de como será a visualização da grade de reserva de equipamentos para uso em sala de aula. </text:p>
      <text:p text:style-name="P11"><text:bookmark text:name="a9ok2"/>O site será acessado pelos professores via internet. Imagino que seja necessário um servidor para isso. </text:p>
      <text:p text:style-name="Text_20_body"><text:s/></text:p>
      <text:p text:style-name="Text_20_body"><text:bookmark text:name="sz3p"/><text:span text:style-name="T2">6 </text:span>– <text:span text:style-name="T2">Considera</text:span><text:span text:style-name="T4">çõ</text:span><text:span text:style-name="T2">es finais </text:span></text:p>
      <text:p text:style-name="Text_20_body"><text:bookmark text:name="sz3p0"/><text:span text:style-name="T2">Horários de Reseva</text:span> </text:p>
      <text:p text:style-name="P16"><text:soft-page-break/>•<text:span text:style-name="T5"> </text:span><text:span text:style-name="T1">08:00 as 10:00 </text:span></text:p>
      <text:p text:style-name="P16">•<text:span text:style-name="T5"> </text:span><text:span text:style-name="T1">10:00 as 12:00 </text:span></text:p>
      <text:p text:style-name="P16">•<text:span text:style-name="T5"> </text:span><text:span text:style-name="T1">12:00 as 14:00 </text:span></text:p>
      <text:p text:style-name="P16">•<text:span text:style-name="T5"> </text:span><text:span text:style-name="T1">14:00 as 16:00 </text:span></text:p>
      <text:p text:style-name="P16">•<text:span text:style-name="T5"> </text:span><text:span text:style-name="T1">16:00 as 18:00 </text:span></text:p>
      <text:p text:style-name="P16">•<text:span text:style-name="T5"> </text:span><text:span text:style-name="T1">18:00 as 19:30 </text:span></text:p>
      <text:p text:style-name="P16">•<text:span text:style-name="T5"> </text:span><text:span text:style-name="T1">Essa divisão de horário talvez mude pela adoção do trabalho de dois turnos de 6 horas. Bom, os horários devem ficar bem claros nas reservas. </text:span></text:p>
      <text:p text:style-name="P17">•<text:span text:style-name="T5"> </text:span></text:p>
      <text:p text:style-name="Text_20_body"><text:s/></text:p>
      <text:p text:style-name="Text_20_body"><text:s/></text:p>
      <text:p text:style-name="Text_20_body"><text:s/></text:p>
      <text:p text:style-name="Text_20_body"><text:span text:style-name="T1">Aluno n</text:span><text:span text:style-name="T3">ã</text:span><text:span text:style-name="T1">o deve ter acesso a listar os equipamentos. </text:span></text:p>
      <text:p text:style-name="Text_20_body"><text:s/></text:p>
      <text:p text:style-name="Text_20_body"><text:span text:style-name="T1">Aviso via e-mail para o professor sobre retirada de equipamentos/pre-reserva/confirma</text:span><text:span text:style-name="T3">çã</text:span><text:span text:style-name="T1">o. </text:span></text:p>
      <text:p text:style-name="Text_20_body"><text:s/></text:p>
      <text:p text:style-name="P11">O programa deve emitir uma termo de responsabilidade com certos campos preenchidos com dados do aluno, equipamentos retirados, professor, disciplina. </text:p>
      <text:p text:style-name="Text_20_body"><text:s/></text:p>
      <text:p text:style-name="Text_20_body"><text:span text:style-name="T1">Guia de sa</text:span><text:span text:style-name="T3">í</text:span><text:span text:style-name="T1">da que </text:span><text:span text:style-name="T3">é</text:span> <text:span text:style-name="T1">um documento que autoriza o aluno a utilizar os equipamentos fora da UnB. </text:span></text:p>
      <text:p text:style-name="Text_20_body"><text:s/></text:p>
      <text:p text:style-name="Text_20_body"><text:span text:style-name="T1">Possibilidade do aluno se cadastrar pela internet; cadastro requer valida</text:span><text:span text:style-name="T3">çã</text:span><text:span text:style-name="T1">o dos dados. </text:span></text:p>
      <text:p text:style-name="Text_20_body"><text:s/></text:p>
      <text:p text:style-name="P11">Justificativa para atraso. </text:p>
      <text:p text:style-name="Text_20_body"><text:s/></text:p>
      <text:p text:style-name="Text_20_body"><text:span text:style-name="T1">Autoriza</text:span><text:span text:style-name="T3">çã</text:span><text:span text:style-name="T1">o de Sa</text:span><text:span text:style-name="T3">í</text:span><text:span text:style-name="T1">da de material. </text:span></text:p>
      <text:p text:style-name="Text_20_body"><text:s/></text:p>
      <text:p text:style-name="P11">Termo de compromisso. </text:p>
      <text:p text:style-name="Text_20_body"><text:s/></text:p>
      <text:p text:style-name="Text_20_body"><text:s/></text:p>
      <text:p text:style-name="Text_20_body"><text:bookmark text:name="sqp59"/><text:span text:style-name="T2">Levantamento de dados</text:span> </text:p>
      <text:p text:style-name="P11"><text:bookmark text:name="sqp57"/></text:p>
      <text:p text:style-name="P16">•<text:span text:style-name="T5"> </text:span><text:span text:style-name="T1">Listagem detalhada dos equipamentos disponíveis </text:span></text:p>
      <text:p text:style-name="P16">•<text:span text:style-name="T5"> </text:span><text:span text:style-name="T1">Listagem das salas </text:span></text:p>
      <text:p text:style-name="P17"><text:bookmark text:name="ufi72"/>•<text:span text:style-name="T5"> </text:span><text:span text:style-name="T1">Listagem dos horários de utilização</text:span> </text:p>
      <text:p text:style-name="P13"/>
      <text:p text:style-name="Text_20_body"><text:soft-page-break/><text:span text:style-name="T2">FAC – Equipamentos da Técnica</text:span> </text:p>
      <text:p text:style-name="Text_20_body"><text:s/></text:p>
      <table:table table:name="Tabela3" table:style-name="Tabela3">
        <table:table-column table:style-name="Tabela3.A"/>
        <table:table-column table:style-name="Tabela3.B"/>
        <table:table-row>
          <table:table-cell office:value-type="string">
            <text:p text:style-name="Table_20_Contents"><text:span text:style-name="T1">C</text:span><text:span text:style-name="T1">â</text:span><text:span text:style-name="T1">mera Filmadora SONY PD-150</text:span> </text:p>
          </table:table-cell>
          <table:table-cell office:value-type="string">
            <text:p text:style-name="P1">Câmera </text:p>
            <text:p text:style-name="P1">Microfone com espuma </text:p>
            <text:p text:style-name="P1">Alça para transporte </text:p>
            <text:p text:style-name="P1">Protetor de lente </text:p>
            <text:p text:style-name="P1">Borracha do viewfinder </text:p>
            <text:p text:style-name="P1">Carregador de bateria </text:p>
            <text:p text:style-name="P1">3 cabos de energia </text:p>
            <text:p text:style-name="P1">Adaptador de energia </text:p>
            <text:p text:style-name="P1">Bateria NP-F330 </text:p>
            <text:p text:style-name="P1">Bateria NP-F970 </text:p>
            <text:p text:style-name="P1">Microfone de mão F-720 </text:p>
            <text:p text:style-name="P1">Cabo XLR </text:p>
            <text:p text:style-name="P1">Fone de ouvido </text:p>
            <text:p text:style-name="P1">Manual </text:p>
            <text:p text:style-name="P1">Bolsa de transporte </text:p>
          </table:table-cell>
        </table:table-row>
        <table:table-row>
          <table:table-cell office:value-type="string">
            <text:p text:style-name="Table_20_Contents"><text:span text:style-name="T1">Câmera Filmadora JVC GY-DV300U</text:span> </text:p>
          </table:table-cell>
          <table:table-cell office:value-type="string">
            <text:p text:style-name="P1">Câmera </text:p>
            <text:p text:style-name="P1">Espuma de microfone </text:p>
            <text:p text:style-name="P1">Protetor de lente </text:p>
            <text:p text:style-name="P1">Microfone de mão F-720 </text:p>
            <text:p text:style-name="P1">Cabo XLR </text:p>
            <text:p text:style-name="P1">Cubo UnB </text:p>
            <text:p text:style-name="P1">Bateria </text:p>
            <text:p text:style-name="P1">Fone de ouvido </text:p>
            <text:p text:style-name="P1">Carregador de bateria </text:p>
            <text:p text:style-name="P1">2 cabos de energia </text:p>
            <text:p text:style-name="P1">Manual </text:p>
            <text:p text:style-name="P1">Bolsa de transporte </text:p>
          </table:table-cell>
        </table:table-row>
        <table:table-row>
          <table:table-cell office:value-type="string">
            <text:p text:style-name="Table_20_Contents"><text:span text:style-name="T1">Tripé Kakuba</text:span> </text:p>
          </table:table-cell>
          <table:table-cell office:value-type="string">
            <text:p text:style-name="P1">Tripé </text:p>
            <text:p text:style-name="P1">Sapata com parafuso </text:p>
            <text:p text:style-name="P1">Bolsa de transporte </text:p>
          </table:table-cell>
        </table:table-row>
        <table:table-row>
          <table:table-cell office:value-type="string">
            <text:p text:style-name="Table_20_Contents"><text:span text:style-name="T1">Tripé Cartone</text:span> </text:p>
          </table:table-cell>
          <table:table-cell office:value-type="string">
            <text:p text:style-name="P1">Tripé </text:p>
            <text:p text:style-name="P1">Sapata </text:p>
            <text:p text:style-name="P1">Parafuso </text:p>
            <text:p text:style-name="P1">Manche esquerdo </text:p>
            <text:p text:style-name="P1">Manche direito </text:p>
            <text:p text:style-name="P1">Estrela </text:p>
            <text:p text:style-name="P1">Bolsa de transporte </text:p>
          </table:table-cell>
        </table:table-row>
        <table:table-row>
          <table:table-cell office:value-type="string">
            <text:p text:style-name="Table_20_Contents"><text:span text:style-name="T1">Monitor de Vídeo SONY</text:span> </text:p>
          </table:table-cell>
          <table:table-cell office:value-type="string">
            <text:p text:style-name="P1">Monitor 110V </text:p>
            <text:p text:style-name="P1">Cabo RCA </text:p>
            <text:p text:style-name="P1">Cabo BNC </text:p>
            <text:p text:style-name="P1">Adaptador BNC-RCA </text:p>
            <text:p text:style-name="P1">Transformador 220V-110V </text:p>
            <text:p text:style-name="P1">Cabo de energia </text:p>
            <text:p text:style-name="P1">Bolsa de transporte </text:p>
            <text:p text:style-name="P1">Cabo S-Vídeo </text:p>
          </table:table-cell>
        </table:table-row>
        <table:table-row>
          <table:table-cell office:value-type="string">
            <text:p text:style-name="Table_20_Contents"><text:span text:style-name="T1">Microfone de Lapela Sem Fio SONY</text:span> </text:p>
          </table:table-cell>
          <table:table-cell office:value-type="string">
            <text:p text:style-name="P1">Transmissor com estojo </text:p>
            <text:p text:style-name="P1">Receptor com estojo </text:p>
            <text:p text:style-name="P1">Duas antenas </text:p>
            <text:p text:style-name="P1">Cabo XLR </text:p>
            <text:p text:style-name="P1"><text:soft-page-break/>Cabo de energia </text:p>
            <text:p text:style-name="P1">Bolsa de transporte </text:p>
            <text:p text:style-name="P1">Microfone </text:p>
            <text:p text:style-name="P1">Globo </text:p>
            <text:p text:style-name="P1">Prendedor </text:p>
          </table:table-cell>
        </table:table-row>
        <table:table-row>
          <table:table-cell office:value-type="string">
            <text:p text:style-name="Table_20_Contents"><text:span text:style-name="T1">Microfone de Lapela Com Fio SONY</text:span> </text:p>
          </table:table-cell>
          <table:table-cell office:value-type="string">
            <text:p text:style-name="P1">Microfone </text:p>
            <text:p text:style-name="P1">Globo </text:p>
            <text:p text:style-name="P1">Prendedor </text:p>
            <text:p text:style-name="P1">Estojo de transporte </text:p>
          </table:table-cell>
        </table:table-row>
        <table:table-row>
          <table:table-cell office:value-type="string">
            <text:p text:style-name="Table_20_Contents"><text:span text:style-name="T1">Câmera Filmadora Panasonic</text:span> </text:p>
          </table:table-cell>
          <table:table-cell office:value-type="string">
            <text:p text:style-name="P1">Câmera </text:p>
            <text:p text:style-name="P1">Protetor de lente </text:p>
            <text:p text:style-name="P1">Carregador de bateria </text:p>
            <text:p text:style-name="P1">Cabo de energia </text:p>
            <text:p text:style-name="P1">Bateria </text:p>
            <text:p text:style-name="P1">Fone de ouvido </text:p>
            <text:p text:style-name="P1">Microfone </text:p>
            <text:p text:style-name="P1">Cabo XLR </text:p>
            <text:p text:style-name="P1">Cubo UnB </text:p>
            <text:p text:style-name="P1">Adaptador de energia </text:p>
            <text:p text:style-name="P1">Bolsa de transporte </text:p>
            <text:p text:style-name="P1">Manual </text:p>
          </table:table-cell>
        </table:table-row>
      </table:table>
      <text:p text:style-name="Text_20_body"><text:s/></text:p>
      <text:p text:style-name="P12"><text:span text:style-name="T1">Outros Equipamentos</text:span> </text:p>
      <text:p text:style-name="Text_20_body"/>
      <table:table table:name="Tabela4" table:style-name="Tabela4">
        <table:table-column table:style-name="Tabela4.A"/>
        <table:table-row>
          <table:table-cell office:value-type="string">
            <text:p text:style-name="Table_20_Contents"><text:span text:style-name="T1">Dolly</text:span> </text:p>
          </table:table-cell>
        </table:table-row>
        <table:table-row>
          <table:table-cell office:value-type="string">
            <text:p text:style-name="Table_20_Contents"><text:span text:style-name="T1">Boom</text:span> </text:p>
          </table:table-cell>
        </table:table-row>
        <table:table-row>
          <table:table-cell office:value-type="string">
            <text:p text:style-name="Table_20_Contents"><text:span text:style-name="T1">Set Light (1000W)</text:span> </text:p>
          </table:table-cell>
        </table:table-row>
        <table:table-row>
          <table:table-cell office:value-type="string">
            <text:p text:style-name="Table_20_Contents"><text:span text:style-name="T1">Fresnell (1200W)</text:span> </text:p>
          </table:table-cell>
        </table:table-row>
        <table:table-row>
          <table:table-cell office:value-type="string">
            <text:p text:style-name="Table_20_Contents"><text:span text:style-name="T1">Aberto (1000W)</text:span> </text:p>
          </table:table-cell>
        </table:table-row>
        <table:table-row>
          <table:table-cell office:value-type="string">
            <text:p text:style-name="Table_20_Contents"><text:span text:style-name="T1">Cabo XLR</text:span> </text:p>
          </table:table-cell>
        </table:table-row>
        <table:table-row>
          <table:table-cell office:value-type="string">
            <text:p text:style-name="Table_20_Contents"><text:span text:style-name="T1">Prolonga</text:span> </text:p>
          </table:table-cell>
        </table:table-row>
        <table:table-row>
          <table:table-cell office:value-type="string">
            <text:p text:style-name="Table_20_Contents"><text:span text:style-name="T1">Rabicho</text:span> </text:p>
          </table:table-cell>
        </table:table-row>
        <table:table-row>
          <table:table-cell office:value-type="string">
            <text:p text:style-name="Table_20_Contents"><text:span text:style-name="T1">Cabo RCA</text:span> </text:p>
          </table:table-cell>
        </table:table-row>
        <table:table-row>
          <table:table-cell office:value-type="string">
            <text:p text:style-name="Table_20_Contents"><text:span text:style-name="T1">Tripé de luz</text:span> </text:p>
          </table:table-cell>
        </table:table-row>
        <table:table-row>
          <table:table-cell office:value-type="string">
            <text:p text:style-name="Table_20_Contents"><text:span text:style-name="T1">Extensão de energia</text:span> </text:p>
          </table:table-cell>
        </table:table-row>
      </table:table>
      <text:p text:style-name="Text_20_body"><text:s/></text:p>
      <text:p text:style-name="Text_20_body"/>
      <text:p text:style-name="P11"><text:bookmark text:name="ufi73"/></text:p>
      <text:p text:style-name="P12"><text:bookmark text:name="ufi731"/><text:span text:style-name="T1">FAC – Equipamentos da Fotografia</text:span> </text:p>
      <text:p text:style-name="Text_20_body"><text:s/></text:p>
      <table:table table:name="Tabela5" table:style-name="Tabela5">
        <table:table-column table:style-name="Tabela5.A"/>
        <table:table-column table:style-name="Tabela5.B"/>
        <table:table-row>
          <table:table-cell office:value-type="string">
            <text:p text:style-name="Table_20_Contents"><text:span text:style-name="T1">C</text:span><text:span text:style-name="T1">â</text:span><text:span text:style-name="T1">mera </text:span><text:bookmark text:name="a9ok9"/><text:span text:style-name="T1">Fotogr</text:span><text:span text:style-name="T1">á</text:span><text:span text:style-name="T1">fica Nikon N80</text:span> </text:p>
          </table:table-cell>
          <table:table-cell office:value-type="string">
            <text:p text:style-name="Table_20_Contents"><text:s/></text:p>
          </table:table-cell>
        </table:table-row>
        <table:table-row>
          <table:table-cell office:value-type="string">
            <text:p text:style-name="Table_20_Contents"><text:span text:style-name="T1">C</text:span><text:span text:style-name="T1">â</text:span><text:span text:style-name="T1">mera </text:span><text:bookmark text:name="a9ok91"/><text:span text:style-name="T1">Fotogr</text:span><text:span text:style-name="T1">á</text:span><text:span text:style-name="T1">fica Nikon FM 10</text:span> </text:p>
          </table:table-cell>
          <table:table-cell office:value-type="string">
            <text:p text:style-name="P1">Objetiva Nikon Zoom-NIKKOR 35-70mm </text:p>
          </table:table-cell>
        </table:table-row>
        <table:table-row>
          <table:table-cell office:value-type="string">
            <text:p text:style-name="Table_20_Contents"><text:span text:style-name="T1">Câmera </text:span><text:bookmark text:name="a9ok92"/><text:span text:style-name="T1">Fotográfica Nikon Coolpix 885</text:span> </text:p>
          </table:table-cell>
          <table:table-cell office:value-type="string">
            <text:p text:style-name="P1">Memory Card </text:p>
            <text:p text:style-name="P1">Cabos </text:p>
            <text:p text:style-name="P1">Bateria </text:p>
            <text:p text:style-name="P1">Tampa de Objetiva </text:p>
          </table:table-cell>
        </table:table-row>
        <table:table-row>
          <table:table-cell office:value-type="string">
            <text:p text:style-name="Table_20_Contents"><text:span text:style-name="T1">Câmera </text:span><text:bookmark text:name="a9ok93"/><text:span text:style-name="T1">Fotográfica Nikon D-70S</text:span> </text:p>
          </table:table-cell>
          <table:table-cell office:value-type="string">
            <text:p text:style-name="P1">Memory Card </text:p>
            <text:p text:style-name="P1">Cabo USB </text:p>
            <text:p text:style-name="P1">Carregador </text:p>
            <text:p text:style-name="P1"><text:soft-page-break/>Bateria </text:p>
          </table:table-cell>
        </table:table-row>
        <table:table-row>
          <table:table-cell office:value-type="string">
            <text:p text:style-name="Table_20_Contents"><text:span text:style-name="T1">Câmera </text:span><text:bookmark text:name="a9ok94"/><text:span text:style-name="T1">Fotográfica Minolta X-300s</text:span> </text:p>
          </table:table-cell>
          <table:table-cell office:value-type="string">
            <text:p text:style-name="P1">Objetiva MD ZOOM 35-70mm </text:p>
          </table:table-cell>
        </table:table-row>
        <table:table-row>
          <table:table-cell office:value-type="string">
            <text:p text:style-name="Table_20_Contents"><text:span text:style-name="T1">Câmera </text:span><text:bookmark text:name="a9ok95"/><text:span text:style-name="T1">Fotográfica</text:span> <text:span text:style-name="T1">SONY Cybershot DSC-S40</text:span><text:span text:style-name="T1"> </text:span></text:p>
          </table:table-cell>
          <table:table-cell office:value-type="string">
            <text:p text:style-name="P1">Capa </text:p>
            <text:p text:style-name="P1">4 Baterias </text:p>
            <text:p text:style-name="P1">Carregador </text:p>
            <text:p text:style-name="P1">1 Cartão </text:p>
            <text:p text:style-name="P1">Cabo USB </text:p>
          </table:table-cell>
        </table:table-row>
      </table:table>
      <text:p text:style-name="Text_20_body"><text:s/></text:p>
      <table:table table:name="Tabela6" table:style-name="Tabela6">
        <table:table-column table:style-name="Tabela6.A"/>
        <table:table-row>
          <table:table-cell office:value-type="string">
            <text:p text:style-name="Table_20_Contents"><text:span text:style-name="T1">Objetiva Nikon Zoom-NIKKOR 35-70mm</text:span> </text:p>
          </table:table-cell>
        </table:table-row>
        <table:table-row>
          <table:table-cell office:value-type="string">
            <text:p text:style-name="Table_20_Contents"><text:span text:style-name="T1">Objetiva Nikon Zoom-NIKKOR AF 70-300mm</text:span> </text:p>
          </table:table-cell>
        </table:table-row>
        <table:table-row>
          <table:table-cell office:value-type="string">
            <text:p text:style-name="Table_20_Contents"><text:span text:style-name="T1">Objetiva Nikon NIKKOR AF 24mm</text:span> </text:p>
          </table:table-cell>
        </table:table-row>
        <table:table-row>
          <table:table-cell office:value-type="string">
            <text:p text:style-name="Table_20_Contents"><text:span text:style-name="T1">Objetiva Nikon NIKKOR AF 60mm</text:span> </text:p>
          </table:table-cell>
        </table:table-row>
        <table:table-row>
          <table:table-cell office:value-type="string">
            <text:p text:style-name="Table_20_Contents"><text:span text:style-name="T1">Objetiva Nikon NIKKOR AF 105mm</text:span> </text:p>
          </table:table-cell>
        </table:table-row>
        <table:table-row>
          <table:table-cell office:value-type="string">
            <text:p text:style-name="Table_20_Contents"><text:span text:style-name="T1">Flash Nikon SB-80DX</text:span> </text:p>
          </table:table-cell>
        </table:table-row>
      </table:table>
      <text:p text:style-name="P11"><text:bookmark text:name="ufi732"/></text:p>
      <text:p text:style-name="Text_20_body"><text:bookmark text:name="ufi733"/><text:span text:style-name="T1">Obs: Há alguns desses equipamentos que possui mais de uma unidade.</text:span> </text:p>
      <text:p text:style-name="P11"><text:bookmark text:name="ufi734"/></text:p>
      <text:p text:style-name="P11"><text:bookmark text:name="ufi735"/></text:p>
      <text:p text:style-name="P11"><text:bookmark text:name="ufi736"/></text:p>
      <text:p text:style-name="P11"><text:bookmark text:name="ufi737"/></text:p>
      <text:p text:style-name="P11"><text:bookmark text:name="ufi738"/></text:p>
      <text:p text:style-name="P11"><text:bookmark text:name="ufi739"/></text:p>
      <text:p text:style-name="P11"><text:bookmark text:name="ufi7310"/></text:p>
      <text:p text:style-name="P11"><text:bookmark text:name="ufi7311"/></text:p>
      <text:p text:style-name="P11"><text:bookmark text:name="ufi7312"/></text:p>
      <text:p text:style-name="Text_20_body"><text:s/></text:p>
      <text:p text:style-name="Text_20_body"><text:s/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7$Build-9310</meta:generator>
    <meta:initial-creator>Augusto Azevedo</meta:initial-creator>
    <meta:creation-date>2009-04-21T22:28:25</meta:creation-date>
    <dc:creator>Augusto Azevedo</dc:creator>
    <dc:date>2009-04-21T22:37:21</dc:date>
    <meta:editing-cycles>1</meta:editing-cycles>
    <meta:editing-duration>PT8M56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6" meta:image-count="0" meta:object-count="0" meta:page-count="9" meta:paragraph-count="359" meta:word-count="1110" meta:character-count="7003"/>
  </office:meta>
</office:document-meta>
</file>